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💿 **Instalación de Windows 10 (descarga oficial) en VirtualBox 7.1.10** <text:s/></text:p>
      <text:p text:style-name="Standard">*Sin cuenta Microsoft – usuario local “curso” / contraseña “qwerty”*</text:p>
      <text:p text:style-name="Standard"/>
      <text:p text:style-name="Standard">🎯 **Objetivo** <text:s/></text:p>
      <text:p text:style-name="Standard">Obtener una máquina virtual funcional con Windows 10 Pro 22H2 instalado desde la ISO generada por la **Media Creation Tool** de Microsoft, configurada **sin conexión de red** durante el OOBE para forzar la creación de **cuenta local**, cuyo nombre de usuario será **curso** y contraseña **qwerty**.</text:p>
      <text:p text:style-name="Standard"/>
      <text:p text:style-name="Standard">⚠️ **Prerequisitos** <text:s/></text:p>
      <text:p text:style-name="Standard">• VirtualBox 7.1.10 + Extension Pack ya instalado (ver ejercicio previo). <text:s/></text:p>
      <text:p text:style-name="Standard">• CPU con virtualización activada (VT-x/AMD-V). <text:s/></text:p>
      <text:p text:style-name="Standard">• 8 GB RAM física mínima y 50 GB de espacio libre en disco. <text:s/></text:p>
      <text:p text:style-name="Standard">• Acceso a Internet **solo en el host** (se desconectará la VM durante el OOBE).</text:p>
      <text:p text:style-name="Standard"/>
      <text:p text:style-name="Standard">📚 **Ficheros oficiales** <text:s/></text:p>
      <text:p text:style-name="Standard">• Media Creation Tool: https://www.microsoft.com/software-download/windows10 <text:s/></text:p>
      <text:p text:style-name="Standard">• ISO resultante: `Win10_22H2_Spanish_x64.iso` (nombre puede variar). <text:s/></text:p>
      <text:p text:style-name="Standard">• Checksum (opcional): SHA256 publicado por Microsoft.</text:p>
      <text:p text:style-name="Standard"/>
      <text:p text:style-name="Standard">🔧 **Procedimiento paso a paso**</text:p>
      <text:p text:style-name="Standard"/>
      <text:p text:style-name="Standard">1️⃣ **Generar ISO de Windows 10** <text:s/></text:p>
      <text:p text:style-name="Standard"><text:s text:c="2"/>a. Ejecutar `MediaCreationTool22H2.exe` → “Aceptar” licencia. <text:s/></text:p>
      <text:p text:style-name="Standard"><text:s text:c="2"/>b. Seleccionar “Crear medio de instalación …” → Siguiente. <text:s/></text:p>
      <text:p text:style-name="Standard"><text:s text:c="2"/>c. Idioma: Español (España) – Edición: Windows 10 → Siguiente. <text:s/></text:p>
      <text:p text:style-name="Standard"><text:s text:c="2"/>d. Elegir “ISO file” → Guardar en `C:\ISO\Win10_22H2_Spanish_x64.iso` → Finalizar.</text:p>
      <text:p text:style-name="Standard"/>
      <text:p text:style-name="Standard">2️⃣ **Crear VM en VirtualBox** <text:s/></text:p>
      <text:p text:style-name="Standard"><text:s text:c="2"/>a. VirtualBox → Machine → New: <text:s/></text:p>
      <text:p text:style-name="Standard"><text:s text:c="5"/>• Name: `Win10-curso` <text:s/></text:p>
      <text:p text:style-name="Standard"><text:s text:c="5"/>• Type: Microsoft Windows <text:s/></text:p>
      <text:p text:style-name="Standard"><text:s text:c="5"/>• Version: Windows 10 (64-bit) <text:s/></text:p>
      <text:p text:style-name="Standard"><text:s text:c="5"/>→ Next. <text:s/></text:p>
      <text:p text:style-name="Standard"><text:s text:c="2"/>b. Memory: 4096 MB (ajustar según host). <text:s/></text:p>
      <text:p text:style-name="Standard"><text:s text:c="2"/>c. Disco: “Create a virtual hard disk now” → VDI → Dynamically allocated → 60 GB → Crear.</text:p>
      <text:p text:style-name="Standard"/>
      <text:p text:style-name="Standard">3️⃣ **Montar ISO y desconectar red** <text:s/></text:p>
      <text:p text:style-name="Standard"><text:s text:c="2"/>a. Settings → Storage → Empty → “Choose a disk file …” → seleccionar ISO. <text:s/></text:p>
      <text:p text:style-name="Standard"><text:s text:c="2"/>b. Settings → Network → Adapter 1 → **Desmarcar** “Enable Network Adapter” → OK.</text:p>
      <text:p text:style-name="Standard"/>
      <text:p text:style-name="Standard">4️⃣ **Instalación de Windows** <text:s/></text:p>
      <text:p text:style-name="Standard"><text:s text:c="2"/>a. Start → arrancará instalador. <text:s/></text:p>
      <text:p text:style-name="Standard"><text:s text:c="2"/>b. Idioma: Español → Siguiente → Instalar ahora. <text:s/></text:p>
      <text:p text:style-name="Standard"><text:s text:c="2"/>c. Product key: “No tengo una clave de producto” → Edición: Windows 10 Pro → Siguiente. <text:s/></text:p>
      <text:p text:style-name="Standard"><text:s text:c="2"/>d. Tipo de instalación: “Personalizada: solo instalar Windows” → Drive 0 Unallocated Space → Siguiente. <text:s/></text:p>
      <text:p text:style-name="Standard"><text:s text:c="2"/>e. La VM reiniciará automáticamente; **no presionar tecla** cuando aparezca “Press any key …”.</text:p>
      <text:p text:style-name="Standard"/>
      <text:p text:style-name="Standard">5️⃣ **Configuración OOBE sin cuenta Microsoft** <text:s/></text:p>
      <text:p text:style-name="Standard"><text:s text:c="2"/>1. Región: España → Sí. <text:s/></text:p>
      <text:p text:style-name="Standard"><text:s text:c="2"/>2. Teclado: Español → Sí → Segundo layout: Saltar. <text:s/></text:p>
      <text:p text:style-name="Standard"><text:soft-page-break/><text:s text:c="2"/>3. Conexión de red: **No hay conexión a Internet** → “Continuar con configuración limitada”. <text:s/></text:p>
      <text:p text:style-name="Standard"><text:s text:c="2"/>4. Cuenta personal → “Cuenta local” → Nombre: `curso` → Siguiente. <text:s/></text:p>
      <text:p text:style-name="Standard"><text:s text:c="2"/>5. Contraseña: `qwerty` → Confirmar → Siguiente. <text:s/></text:p>
      <text:p text:style-name="Standard"><text:s text:c="2"/>6. Preguntas de seguridad: rellenar tres → Siguiente. <text:s/></text:p>
      <text:p text:style-name="Standard"><text:s text:c="2"/>7. Privacidad: desactivar todo → Aceptar. <text:s/></text:p>
      <text:p text:style-name="Standard"><text:s text:c="2"/>8. “No utilice OneDrive” → Saltar. <text:s/></text:p>
      <text:p text:style-name="Standard"><text:s text:c="2"/>9. “No quiero suscribirme” → Rechazar. <text:s/></text:p>
      <text:p text:style-name="Standard"><text:s/>10. “No utilice Cortana” → Ignorar.</text:p>
      <text:p text:style-name="Standard"/>
      <text:p text:style-name="Standard">6️⃣ **Finalización y primer arranque** <text:s/></text:p>
      <text:p text:style-name="Standard"><text:s text:c="2"/>• El escritorio aparece → Ctrl+Alt+Supr → Contraseña: `qwerty` → Entrar. <text:s/></text:p>
      <text:p text:style-name="Standard"><text:s text:c="2"/>• Verificar: Configuración → Cuentas → “Su información” → debe mostrar “Cuenta local” y usuario `curso`.</text:p>
      <text:p text:style-name="Standard"/>
      <text:p text:style-name="Standard">7️⃣ **Post-instalación mínima** <text:s/></text:p>
      <text:p text:style-name="Standard"><text:s text:c="2"/>a. Devices → Insert Guest Additions CD image → Ejecutar `VBoxWindowsAdditions.exe` → Reiniciar. <text:s/></text:p>
      <text:p text:style-name="Standard"><text:s text:c="2"/>b. Activar red: Settings → Network → Adapter 1 → Marcar “Enable” → Attached to: NAT → OK. <text:s/></text:p>
      <text:p text:style-name="Standard"><text:s text:c="2"/>c. Windows Update → Buscar actualizaciones → instalar → reiniciar si solicita. <text:s/></text:p>
      <text:p text:style-name="Standard"><text:s text:c="2"/>d. Machine → Take Snapshot → Name: `Win10-curso-OOBE-clean`.</text:p>
      <text:p text:style-name="Standard"/>
      <text:p text:style-name="Standard">✅ **Criterios de salida** <text:s/></text:p>
      <text:p text:style-name="Standard">• Sistema operativo Windows 10 Pro 22H2 ejecutándose en VirtualBox. <text:s/></text:p>
      <text:p text:style-name="Standard">• Cuenta de usuario local `curso` con contraseña `qwerty`. <text:s/></text:p>
      <text:p text:style-name="Standard">• Sin vínculos con cuenta Microsoft ni OneDrive. <text:s/></text:p>
      <text:p text:style-name="Standard">• Guest Additions instalado y snapshot “clean” creado.</text:p>
      <text:p text:style-name="Standard"/>
      <text:p text:style-name="Standard">🔚 **Fin del ejercicio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3:48:23.101609589</meta:creation-date>
    <dc:date>2025-09-09T23:49:30.875474951</dc:date>
    <meta:editing-duration>PT1M8S</meta:editing-duration>
    <meta:editing-cycles>1</meta:editing-cycles>
    <meta:document-statistic meta:table-count="0" meta:image-count="0" meta:object-count="0" meta:page-count="2" meta:paragraph-count="61" meta:word-count="542" meta:character-count="3662" meta:non-whitespace-character-count="3006"/>
    <meta:generator>LibreOffice/24.2.2.2$Linux_X86_64 LibreOffice_project/d56cc158d8a96260b836f100ef4b4ef25d6f1a01</meta:generator>
  </office:meta>
</office:document-meta>
</file>